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2cm" svg:y="5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25T14:44:48.752377292</dc:date>
    <meta:editing-duration>PT4M58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6.12323399573677E-016">
                <text:p>-6.12323399573677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7252759403147E-016">
                <text:p>8.57252759403147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10218211923262E-015">
                <text:p>-1.10218211923262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